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7" manifest:media-type=""/>
  <manifest:file-entry manifest:full-path="ObjectReplacements/Object 6"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Configurations2/" manifest:media-type="application/vnd.sun.xml.ui.configuration"/>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style:text-properties officeooo:paragraph-rsid="00044be1"/>
    </style:style>
    <style:style style:name="P2" style:family="paragraph" style:parent-style-name="Text_20_body">
      <style:paragraph-properties fo:margin-top="0in" fo:margin-bottom="0.0799in" style:contextual-spacing="false"/>
      <style:text-properties officeooo:paragraph-rsid="00044be1"/>
    </style:style>
    <style:style style:name="P3" style:family="paragraph" style:parent-style-name="Text_20_body">
      <style:paragraph-properties fo:margin-top="0in" fo:margin-bottom="0.1201in" style:contextual-spacing="false"/>
      <style:text-properties officeooo:paragraph-rsid="00044be1"/>
    </style:style>
    <style:style style:name="P4" style:family="paragraph" style:parent-style-name="Text_20_body">
      <style:paragraph-properties fo:margin-top="0.0799in" fo:margin-bottom="0in" style:contextual-spacing="false"/>
      <style:text-properties officeooo:paragraph-rsid="00044be1"/>
    </style:style>
    <style:style style:name="P5"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6" style:family="paragraph" style:parent-style-name="Preformatted_20_Text">
      <style:paragraph-properties fo:margin-left="0in" fo:margin-right="0in" fo:text-indent="0in" style:auto-text-indent="false" fo:padding="0in" fo:border="none"/>
    </style:style>
    <style:style style:name="P7" style:family="paragraph" style:parent-style-name="Text_20_body">
      <style:paragraph-properties fo:margin-left="0in" fo:margin-right="0in" fo:text-indent="0in" style:auto-text-indent="false" fo:padding="0in" fo:border="none"/>
    </style:style>
    <style:style style:name="P8" style:family="paragraph" style:parent-style-name="Heading_20_1">
      <style:paragraph-properties fo:margin-top="0in" fo:margin-bottom="0in" style:contextual-spacing="false" fo:break-before="page"/>
      <style:text-properties officeooo:paragraph-rsid="00044be1"/>
    </style:style>
    <style:style style:name="P9" style:family="paragraph" style:parent-style-name="Heading_20_1">
      <style:paragraph-properties fo:margin-top="0in" fo:margin-bottom="0in" style:contextual-spacing="false" fo:break-before="page"/>
      <style:text-properties officeooo:paragraph-rsid="0006c65c"/>
    </style:style>
    <style:style style:name="P10" style:family="paragraph" style:parent-style-name="Heading_20_1">
      <style:paragraph-properties fo:margin-top="0in" fo:margin-bottom="0in" style:contextual-spacing="false"/>
      <style:text-properties officeooo:paragraph-rsid="000c4e07"/>
    </style:style>
    <style:style style:name="P11" style:family="paragraph" style:parent-style-name="Heading_20_4">
      <style:paragraph-properties fo:margin-top="0in" fo:margin-bottom="0in" style:contextual-spacing="false"/>
      <style:text-properties officeooo:paragraph-rsid="00044be1"/>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4" style:family="paragraph" style:parent-style-name="Text_20_body" style:list-style-name="L1">
      <style:paragraph-properties fo:margin-left="0in" fo:margin-right="0in" fo:text-indent="0in" style:auto-text-indent="false" fo:padding="0in" fo:border="none"/>
    </style:style>
    <style:style style:name="P15"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6" style:family="paragraph" style:parent-style-name="Text_20_body" style:list-style-name="L2">
      <style:paragraph-properties fo:margin-left="0in" fo:margin-right="0in" fo:text-indent="0in" style:auto-text-indent="false" fo:padding="0in" fo:border="none"/>
    </style:style>
    <style:style style:name="P17" style:family="paragraph" style:parent-style-name="Text_20_body">
      <style:paragraph-properties fo:margin-left="0in" fo:margin-right="0in" fo:text-align="justify" style:justify-single-word="false" fo:text-indent="0in" style:auto-text-indent="false" fo:padding="0in" fo:border="none"/>
    </style:style>
    <style:style style:name="T1" style:family="text">
      <style:text-properties loext:padding="0.0193in" loext:border="0.06pt solid #f7faff"/>
    </style:style>
    <style:style style:name="T2" style:family="text">
      <style:text-properties loext:padding="0in" loext:border="none"/>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c4e07"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07d73d" style:font-style-asian="italic" style:font-weight-asian="bold" style:font-style-complex="italic" style:font-weight-complex="bold"/>
    </style:style>
    <style:style style:name="T8" style:family="text">
      <style:text-properties fo:font-style="italic" fo:font-weight="bold" officeooo:rsid="000c4e07" style:font-style-asian="italic" style:font-weight-asian="bold" style:font-style-complex="italic" style:font-weight-complex="bold"/>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officeooo:rsid="000a4356"/>
    </style:style>
    <style:style style:name="T11" style:family="text">
      <style:text-properties officeooo:rsid="000c4e07"/>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873. Length of Longest Fibonacci Subsequence</text:h>
      <text:p text:style-name="P7">A sequence <text:span text:style-name="Source_20_Text"><text:span text:style-name="T2"><draw:frame draw:style-name="fr2" draw:name="Object2" text:anchor-type="as-char" svg:y="-0.1862in" svg:width="1.1283in" svg:height="0.2618in" draw:z-index="1"><draw:object xlink:href="./Object 2" xlink:type="simple" xlink:show="embed" xlink:actuate="onLoad"/><draw:image xlink:href="./ObjectReplacements/Object 2" xlink:type="simple" xlink:show="embed" xlink:actuate="onLoad"/></draw:frame></text:span></text:span> is <text:span text:style-name="Emphasis"><text:span text:style-name="T2">Fibonacci-like</text:span></text:span> if:</text:p>
      <text:list text:style-name="L1">
        <text:list-item>
          <text:p text:style-name="P13"><text:span text:style-name="Source_20_Text"><text:span text:style-name="T1"><draw:frame draw:style-name="fr2" draw:name="Object3" text:anchor-type="as-char" svg:y="-0.1862in" svg:width="0.5319in" svg:height="0.2311in" draw:z-index="2"><draw:object xlink:href="./Object 3" xlink:type="simple" xlink:show="embed" xlink:actuate="onLoad"/><draw:image xlink:href="./ObjectReplacements/Object 3" xlink:type="simple" xlink:show="embed" xlink:actuate="onLoad"/></draw:frame></text:span></text:span></text:p>
        </text:list-item>
        <text:list-item>
          <text:p text:style-name="P14"><text:span text:style-name="Source_20_Text"><text:span text:style-name="T1"><draw:frame draw:style-name="fr2" draw:name="Object4" text:anchor-type="as-char" svg:y="-0.1862in" svg:width="2.1291in" svg:height="0.2618in" draw:z-index="3"><draw:object xlink:href="./Object 4" xlink:type="simple" xlink:show="embed" xlink:actuate="onLoad"/><draw:image xlink:href="./ObjectReplacements/Object 4" xlink:type="simple" xlink:show="embed" xlink:actuate="onLoad"/></draw:frame></text:span></text:span></text:p>
        </text:list-item>
      </text:list>
      <text:p text:style-name="P7">Given a <text:span text:style-name="T3">strictly increasing</text:span> array <text:span text:style-name="Source_20_Text"><text:span text:style-name="T1">arr</text:span></text:span> of positive integers forming a sequence, return <text:span text:style-name="Emphasis"><text:span text:style-name="T2">the </text:span></text:span><text:span text:style-name="Emphasis"><text:span text:style-name="Strong_20_Emphasis"><text:span text:style-name="T2">length</text:span></text:span></text:span><text:span text:style-name="Emphasis"><text:span text:style-name="T2"> of the longest Fibonacci-like subsequence of</text:span></text:span> <text:span text:style-name="Source_20_Text"><text:span text:style-name="T1">arr</text:span></text:span>. If one does not exist, return <text:span text:style-name="Source_20_Text"><text:span text:style-name="T1">0</text:span></text:span>.</text:p>
      <text:p text:style-name="P7">A <text:span text:style-name="Strong_20_Emphasis"><text:span text:style-name="T2">subsequence</text:span></text:span> is derived from another sequence <text:span text:style-name="Source_20_Text"><text:span text:style-name="T1">arr</text:span></text:span> by deleting any number of elements (including none) from <text:span text:style-name="Source_20_Text"><text:span text:style-name="T1">arr</text:span></text:span>, without changing the order of the remaining elements. For example, <text:span text:style-name="Source_20_Text"><text:span text:style-name="T1">[3, 5, 8]</text:span></text:span> is a subsequence of <text:span text:style-name="Source_20_Text"><text:span text:style-name="T1">[3, 4, 5, 6, 7, 8]</text:span></text:span>.</text:p>
      <text:p text:style-name="P7"> </text:p>
      <text:p text:style-name="P7"><text:span text:style-name="Strong_20_Emphasis"><text:span text:style-name="T2">Example 1:</text:span></text:span></text:p>
      <text:p text:style-name="P6"><text:span text:style-name="Strong_20_Emphasis"><text:span text:style-name="T2">Input:</text:span></text:span> arr = [1,2,3,4,5,6,7,8]</text:p>
      <text:p text:style-name="P6"><text:span text:style-name="Strong_20_Emphasis"><text:span text:style-name="T2">Output:</text:span></text:span> 5</text:p>
      <text:p text:style-name="P5"><text:span text:style-name="Strong_20_Emphasis"><text:span text:style-name="T2">Explanation:</text:span></text:span> The longest subsequence that is fibonacci-like: [1,2,3,5,8].</text:p>
      <text:p text:style-name="P7"><text:span text:style-name="Strong_20_Emphasis"><text:span text:style-name="T2">Example 2:</text:span></text:span></text:p>
      <text:p text:style-name="P6"><text:span text:style-name="Strong_20_Emphasis"><text:span text:style-name="T2">Input:</text:span></text:span> arr = [1,3,7,11,12,14,18]</text:p>
      <text:p text:style-name="P6"><text:span text:style-name="Strong_20_Emphasis"><text:span text:style-name="T2">Output:</text:span></text:span> 3</text:p>
      <text:p text:style-name="P5"><text:span text:style-name="Strong_20_Emphasis"><text:span text:style-name="T2">Explanation</text:span></text:span>:<text:span text:style-name="Strong_20_Emphasis"><text:span text:style-name="T2"> </text:span></text:span>The longest subsequence that is fibonacci-like: [1,11,12], [3,11,14] or [7,11,18].</text:p>
      <text:p text:style-name="P7"> </text:p>
      <text:p text:style-name="P7"><text:span text:style-name="Strong_20_Emphasis"><text:span text:style-name="T2">Constraints:</text:span></text:span></text:p>
      <text:list text:style-name="L2">
        <text:list-item>
          <text:p text:style-name="P15"><text:span text:style-name="Source_20_Text"><text:span text:style-name="T1">3 &lt;= arr.length &lt;= 1000</text:span></text:span></text:p>
        </text:list-item>
        <text:list-item>
          <text:p text:style-name="P16"><text:span text:style-name="Source_20_Text"><text:span text:style-name="T1">1 &lt;= arr[i] &lt; arr[i + 1] &lt;= </text:span></text:span><text:span text:style-name="Source_20_Text"><text:span text:style-name="T1"><draw:frame draw:style-name="fr2" draw:name="Object1" text:anchor-type="as-char" svg:y="-0.2161in" svg:width="0.4181in" svg:height="0.261in" draw:z-index="0"><draw:object xlink:href="./Object 1" xlink:type="simple" xlink:show="embed" xlink:actuate="onLoad"/><draw:image xlink:href="./ObjectReplacements/Object 1" xlink:type="simple" xlink:show="embed" xlink:actuate="onLoad"/></draw:frame></text:span></text:span></text:p>
        </text:list-item>
      </text:list>
      <text:p text:style-name="Text_20_body"/>
      <text:p text:style-name="Text_20_body"/>
      <text:h text:style-name="P8" text:outline-level="1">873. Length of Longest Fibonacci Subsequence</text:h>
      <text:p text:style-name="P1">/*</text:p>
      <text:p text:style-name="P1"><text:s text:c="4"/><text:span text:style-name="T6">Brute force+Binary search</text:span></text:p>
      <text:p text:style-name="P1"><text:s text:c="4"/>Time complexity: <draw:frame draw:style-name="fr2" draw:name="Object5" text:anchor-type="as-char" svg:y="-0.2161in" svg:width="1.0335in" svg:height="0.2764in" draw:z-index="4"><draw:object xlink:href="./Object 5" xlink:type="simple" xlink:show="embed" xlink:actuate="onLoad"/><draw:image xlink:href="./ObjectReplacements/Object 5" xlink:type="simple" xlink:show="embed" xlink:actuate="onLoad"/></draw:frame></text:p>
      <text:p text:style-name="P1"><text:s text:c="4"/>Space complexity:O(1)</text:p>
      <text:p text:style-name="P1">*/</text:p>
      <text:p text:style-name="P1">class Solution {</text:p>
      <text:p text:style-name="P1">public:</text:p>
      <text:p text:style-name="P1"><text:s text:c="4"/>int lenLongestFibSubseq(std::vector&lt;int&gt;&amp; arr) {</text:p>
      <text:p text:style-name="P1"><text:s text:c="8"/>int n=arr.size();</text:p>
      <text:p text:style-name="P1"><text:s text:c="8"/>if(n&lt;3) return 0;</text:p>
      <text:p text:style-name="P1"/>
      <text:p text:style-name="P1"><text:s text:c="8"/>int ans=0;</text:p>
      <text:p text:style-name="P1"><text:s text:c="8"/><text:span text:style-name="T6">// For each </text:span><text:span text:style-name="T6"><draw:frame draw:style-name="fr2" draw:name="Object8" text:anchor-type="as-char" svg:y="-0.1909in" svg:width="1.9453in" svg:height="0.2665in" draw:z-index="5"><draw:object xlink:href="./Object 8" xlink:type="simple" xlink:show="embed" xlink:actuate="onLoad"/><draw:image xlink:href="./ObjectReplacements/Object 8" xlink:type="simple" xlink:show="embed" xlink:actuate="onLoad"/></draw:frame></text:span></text:p>
      <text:p text:style-name="P1"><text:s text:c="8"/>for(int i=0;i&lt;n-2;++i){</text:p>
      <text:p text:style-name="P1"><text:s text:c="12"/>for(int j=i+1;j&lt;n-1;++j){</text:p>
      <text:p text:style-name="P2"><text:s text:c="16"/>int len=2; <text:span text:style-name="T6">// Default len</text:span></text:p>
      <text:p text:style-name="P1"><text:s text:c="16"/><text:span text:style-name="T6">// Determine the next Fib</text:span><text:span text:style-name="T7">o</text:span><text:span text:style-name="T6">nacci term </text:span><text:span text:style-name="T6"><draw:frame draw:style-name="fr2" draw:name="Object9" text:anchor-type="as-char" svg:y="-0.1862in" svg:width="0.3291in" svg:height="0.2618in" draw:z-index="6"><draw:object xlink:href="./Object 9" xlink:type="simple" xlink:show="embed" xlink:actuate="onLoad"/><draw:image xlink:href="./ObjectReplacements/Object 9" xlink:type="simple" xlink:show="embed" xlink:actuate="onLoad"/></draw:frame></text:span></text:p>
      <text:p text:style-name="P1"><text:s text:c="16"/>int f0=arr[i];</text:p>
      <text:p text:style-name="P1"><text:s text:c="16"/>int f1=arr[j];</text:p>
      <text:p text:style-name="P3"><text:s text:c="16"/>int f=f0+f1;</text:p>
      <text:p text:style-name="P1"><text:s text:c="16"/><text:span text:style-name="T6">// Search it in the array</text:span></text:p>
      <text:p text:style-name="P3"><text:s text:c="16"/>int k=std::lower_bound(arr.begin()+2,arr.end(),f)-arr.begin();</text:p>
      <text:p text:style-name="P1"><text:s text:c="16"/><text:span text:style-name="T6">// While it exists</text:span> </text:p>
      <text:p text:style-name="P1"><text:s text:c="16"/>while(k&lt;n &amp;&amp; arr[k]==f){</text:p>
      <text:p text:style-name="P1"><text:s text:c="20"/>len++; <text:span text:style-name="T9">// Increment the length by 1</text:span></text:p>
      <text:p text:style-name="P4"><text:s text:c="18"/><text:span text:style-name="T6"><text:s text:c="2"/>// Pass to the next triplet</text:span></text:p>
      <text:p text:style-name="P1"><text:s text:c="20"/>f0=f1;</text:p>
      <text:p text:style-name="P1"><text:s text:c="20"/>f1=f;</text:p>
      <text:p text:style-name="P1"><text:s text:c="20"/>f=f0+f;</text:p>
      <text:p text:style-name="P1"><text:s text:c="20"/>k=std::lower_bound(arr.begin()+k,arr.end(),f)-arr.begin(); <text:s text:c="6"/></text:p>
      <text:p text:style-name="P1"><text:s text:c="16"/>}</text:p>
      <text:p text:style-name="P1"><text:s text:c="16"/>ans=std::max(ans,len);</text:p>
      <text:p text:style-name="P1"><text:s text:c="12"/>}</text:p>
      <text:p text:style-name="P1"><text:s text:c="8"/>}</text:p>
      <text:p text:style-name="P1"><text:s text:c="8"/>return ans&gt;2?ans:0;</text:p>
      <text:p text:style-name="P1"><text:s text:c="4"/>}</text:p>
      <text:p text:style-name="P1">};</text:p>
      <text:h text:style-name="P9" text:outline-level="1">873. Length of Longest Fibonacci Subsequence</text:h>
      <text:h text:style-name="P11" text:outline-level="4"><text:bookmark text:name="intuition-1"/>Intuition</text:h>
      <text:p text:style-name="P17">In a Fibonacci-like sequence, each number depends on the two numbers that came before it. This suggests that if we know the length of a Fibonacci-like sequence ending with two particular numbers, we can use that information to find longer sequences that might include these numbers. This aspect of building larger sequences from information collected from smaller ones suggests a dynamic programming approach.</text:p>
      <text:h text:style-name="P10" text:outline-level="1">873. Length of Longest Fibonacci Subsequence</text:h>
      <text:p text:style-name="Standard">/*</text:p>
      <text:p text:style-name="Standard"><text:s text:c="4"/><text:span text:style-name="T6">DP+Two pointers</text:span></text:p>
      <text:p text:style-name="Standard"><text:s text:c="4"/>Time complexity: <draw:frame draw:style-name="fr1" draw:name="Object6" text:anchor-type="as-char" svg:y="-0.2161in" svg:width="0.6398in" svg:height="0.2764in" draw:z-index="7"><draw:object xlink:href="./Object 6" xlink:type="simple" xlink:show="embed" xlink:actuate="onLoad"/><draw:image xlink:href="./ObjectReplacements/Object 6" xlink:type="simple" xlink:show="embed" xlink:actuate="onLoad"/></draw:frame></text:p>
      <text:p text:style-name="Standard"><text:s text:c="4"/>Space complexity:<draw:frame draw:style-name="fr1" draw:name="Object7" text:anchor-type="as-char" svg:y="-0.2161in" svg:width="0.6398in" svg:height="0.2764in" draw:z-index="8"><draw:object xlink:href="./Object 7" xlink:type="simple" xlink:show="embed" xlink:actuate="onLoad"/><draw:image xlink:href="./ObjectReplacements/Object 7" xlink:type="simple" xlink:show="embed" xlink:actuate="onLoad"/></draw:frame></text:p>
      <text:p text:style-name="Standard">*/</text:p>
      <text:p text:style-name="Standard">class Solution {</text:p>
      <text:p text:style-name="Standard">public:</text:p>
      <text:p text:style-name="Standard"><text:s text:c="4"/>int lenLongestFibSubseq(std::vector&lt;int&gt;&amp; arr) {</text:p>
      <text:p text:style-name="Standard"><text:s text:c="8"/>int n=arr.size();</text:p>
      <text:p text:style-name="Standard"><text:s text:c="8"/>if(n&lt;3) return 0;</text:p>
      <text:p text:style-name="Standard"><text:s text:c="8"/>std::vector&lt;std::vector&lt;int&gt;&gt; dp(n,std::vector&lt;int&gt;(n,2));</text:p>
      <text:p text:style-name="Standard"><text:s text:c="8"/>int ans=0;</text:p>
      <text:p text:style-name="Standard"/>
      <text:p text:style-name="Standard"><text:s text:c="8"/><text:span text:style-name="T6">// For each sum at arr[i]</text:span></text:p>
      <text:p text:style-name="Standard"><text:s text:c="8"/>for(int i=2;i&lt;n;++i){</text:p>
      <text:p text:style-name="Standard"><text:s text:c="11"/><text:span text:style-name="T6"><text:s/>// Use two pointers technique to find the elem</text:span><text:span text:style-name="T8">e</text:span><text:span text:style-name="T6">nts arr[r]+arr[l]=arr[i]</text:span></text:p>
      <text:p text:style-name="P12"><text:s text:c="12"/>// in range[0,i-1]</text:p>
      <text:p text:style-name="Standard"><text:s text:c="12"/>int l=0,r=i-1;</text:p>
      <text:p text:style-name="Standard"><text:s text:c="12"/>while(l&lt;r){</text:p>
      <text:p text:style-name="Standard"><text:s text:c="16"/>int s=arr[l]+arr[r];</text:p>
      <text:p text:style-name="Standard"><text:s text:c="16"/>if(s==arr[i]){</text:p>
      <text:p text:style-name="Standard"><text:s text:c="20"/><text:span text:style-name="T6">// Add one the the precomputed result</text:span> </text:p>
      <text:p text:style-name="Standard"><text:s text:c="20"/>dp[i][r]=dp[r][l]+1;</text:p>
      <text:p text:style-name="Standard"><text:s text:c="20"/>ans=std::max(ans,dp[i][r]);</text:p>
      <text:p text:style-name="Standard"><text:s text:c="20"/>l++;</text:p>
      <text:p text:style-name="Standard"><text:s text:c="20"/>r--;</text:p>
      <text:p text:style-name="Standard"><text:s text:c="16"/>}</text:p>
      <text:p text:style-name="Standard"><text:s text:c="16"/>else if(s&gt;arr[i]) r--;</text:p>
      <text:p text:style-name="Standard"><text:s text:c="16"/>else l++;</text:p>
      <text:p text:style-name="Standard"><text:s text:c="12"/>}</text:p>
      <text:p text:style-name="Standard"/>
      <text:p text:style-name="Standard"><text:s text:c="8"/>}</text:p>
      <text:p text:style-name="Standard"><text:s text:c="8"/>return ans&gt;2?ans:0;</text:p>
      <text:p text:style-name="Standard"><text:s text:c="4"/>}</text:p>
      <text:p text:style-name="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2</text:page-number>/<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22:16:53.935187864</meta:creation-date>
    <dc:date>2025-03-01T00:29:24.627287277</dc:date>
    <meta:editing-duration>PT2H56M2S</meta:editing-duration>
    <meta:editing-cycles>8</meta:editing-cycles>
    <meta:generator>LibreOffice/24.2.7.2$Linux_X86_64 LibreOffice_project/420$Build-2</meta:generator>
    <meta:document-statistic meta:table-count="0" meta:image-count="0" meta:object-count="9" meta:page-count="3" meta:paragraph-count="94" meta:word-count="382" meta:character-count="3331" meta:non-whitespace-character-count="2307"/>
  </office:meta>
</office:document-meta>
</file>

<file path=Object 1/content.xml><?xml version="1.0" encoding="utf-8"?>
<math xmlns="http://www.w3.org/1998/Math/MathML" display="block">
  <semantics>
    <msup>
      <mn>10</mn>
      <mn>9</mn>
    </msup>
    <annotation encoding="StarMath 5.0">10^9</annotation>
  </semantics>
</math>
</file>

<file path=Object 2/content.xml><?xml version="1.0" encoding="utf-8"?>
<math xmlns="http://www.w3.org/1998/Math/MathML" display="block">
  <semantics>
    <mrow>
      <msub>
        <mi>x</mi>
        <mn>1</mn>
      </msub>
      <mi>,</mi>
      <msub>
        <mi>x</mi>
        <mn>2</mn>
      </msub>
      <mi>,</mi>
      <mn>...</mn>
      <mi>,</mi>
      <msub>
        <mi>x</mi>
        <mi>n</mi>
      </msub>
    </mrow>
    <annotation encoding="StarMath 5.0">x_1, x_2, ..., x_n</annotation>
  </semantics>
</math>
</file>

<file path=Object 3/content.xml><?xml version="1.0" encoding="utf-8"?>
<math xmlns="http://www.w3.org/1998/Math/MathML" display="block">
  <semantics>
    <mrow>
      <mi>n</mi>
      <mo stretchy="false">≥</mo>
      <mn>3</mn>
    </mrow>
    <annotation encoding="StarMath 5.0">n &gt;= 3</annotation>
  </semantics>
</math>
</file>

<file path=Object 4/content.xml><?xml version="1.0" encoding="utf-8"?>
<math xmlns="http://www.w3.org/1998/Math/MathML" display="block">
  <semantics>
    <mrow>
      <mrow>
        <mrow>
          <msub>
            <mi>x</mi>
            <mi>i</mi>
          </msub>
          <mo stretchy="false">+</mo>
          <msub>
            <mi>x</mi>
            <mrow>
              <mi>i</mi>
              <mo stretchy="false">+</mo>
              <mn>1</mn>
            </mrow>
          </msub>
        </mrow>
        <mo stretchy="false">=</mo>
        <msub>
          <mi>x</mi>
          <mrow>
            <mi>i</mi>
            <mo stretchy="false">+</mo>
            <mn>2</mn>
          </mrow>
        </msub>
      </mrow>
      <mi>,</mi>
      <mo stretchy="false">∀</mo>
      <mrow>
        <mrow>
          <mi>i</mi>
          <mo stretchy="false">+</mo>
          <mn>2</mn>
        </mrow>
        <mo stretchy="false">≤</mo>
        <mi>n</mi>
      </mrow>
    </mrow>
    <annotation encoding="StarMath 5.0">x_i + x_{i+1} = x_{i+2}, forall i + 2 &lt;= n</annotation>
  </semantics>
</math>
</file>

<file path=Object 5/content.xml><?xml version="1.0" encoding="utf-8"?>
<math xmlns="http://www.w3.org/1998/Math/MathML" display="block">
  <semantics>
    <mrow>
      <mi>O</mi>
      <mrow>
        <mo fence="true" form="prefix" stretchy="false">(</mo>
        <mrow>
          <mrow>
            <msup>
              <mi>n</mi>
              <mn>2</mn>
            </msup>
            <mi mathvariant="italic">logn</mi>
          </mrow>
        </mrow>
        <mo fence="true" form="postfix" stretchy="false">)</mo>
      </mrow>
    </mrow>
    <annotation encoding="StarMath 5.0">O(n^2 logn)</annotation>
  </semantics>
</math>
</file>

<file path=Object 6/content.xml><?xml version="1.0" encoding="utf-8"?>
<math xmlns="http://www.w3.org/1998/Math/MathML" display="block">
  <semantics>
    <mrow>
      <mi>O</mi>
      <mrow>
        <mo fence="true" form="prefix" stretchy="false">(</mo>
        <mrow>
          <msup>
            <mi>n</mi>
            <mn>2</mn>
          </msup>
        </mrow>
        <mo fence="true" form="postfix" stretchy="false">)</mo>
      </mrow>
    </mrow>
    <annotation encoding="StarMath 5.0">O(n^2)</annotation>
  </semantics>
</math>
</file>

<file path=Object 7/content.xml><?xml version="1.0" encoding="utf-8"?>
<math xmlns="http://www.w3.org/1998/Math/MathML" display="block">
  <semantics>
    <mrow>
      <mi>O</mi>
      <mrow>
        <mo fence="true" form="prefix" stretchy="false">(</mo>
        <mrow>
          <msup>
            <mi>n</mi>
            <mn>2</mn>
          </msup>
        </mrow>
        <mo fence="true" form="postfix" stretchy="false">)</mo>
      </mrow>
    </mrow>
    <annotation encoding="StarMath 5.0">O(n^2)</annotation>
  </semantics>
</math>
</file>

<file path=Object 8/content.xml><?xml version="1.0" encoding="utf-8"?>
<math xmlns="http://www.w3.org/1998/Math/MathML" display="block">
  <semantics>
    <mrow>
      <msub>
        <mi>F</mi>
        <mi>i</mi>
      </msub>
      <mrow>
        <mo fence="true" form="prefix" stretchy="false">(</mo>
        <mrow>
          <msub>
            <mi>F</mi>
            <mrow>
              <mi>i</mi>
              <mo stretchy="false">−</mo>
              <mn>1</mn>
            </mrow>
          </msub>
        </mrow>
        <mo fence="true" form="postfix" stretchy="false">)</mo>
      </mrow>
      <mtext>and</mtext>
      <msub>
        <mi>F</mi>
        <mi>j</mi>
      </msub>
      <mrow>
        <mo fence="true" form="prefix" stretchy="false">(</mo>
        <mrow>
          <msub>
            <mi>F</mi>
            <mrow>
              <mi>i</mi>
              <mo stretchy="false">−</mo>
              <mn>2</mn>
            </mrow>
          </msub>
        </mrow>
        <mo fence="true" form="postfix" stretchy="false">)</mo>
      </mrow>
    </mrow>
    <annotation encoding="StarMath 5.0">F_i(F_{i-1}) "and" F_j(F_{i-2})</annotation>
  </semantics>
</math>
</file>

<file path=Object 9/content.xml><?xml version="1.0" encoding="utf-8"?>
<math xmlns="http://www.w3.org/1998/Math/MathML" display="block">
  <semantics>
    <msub>
      <mi>F</mi>
      <mi>i</mi>
    </msub>
    <annotation encoding="StarMath 5.0">F_i </annotation>
  </semantics>
</math>
</file>